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90c56" officeooo:paragraph-rsid="00190c56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a7e91" officeooo:paragraph-rsid="001a7e9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8c76" officeooo:paragraph-rsid="001b8c76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90c56" officeooo:paragraph-rsid="00190c56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190c5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4"/><text:span text:style-name="T1">Grading System Report</text:span></text:p>
      <text:p text:style-name="Standard"/>
      <text:p text:style-name="P4">Parameters deponds on grading</text:p>
      <text:p text:style-name="P4"/>
      <text:p text:style-name="P1">Devolopers:-</text:p>
      <text:p text:style-name="P3">Positives factors</text:p>
      <text:p text:style-name="P3"/>
      <text:p text:style-name="P2">1.Task points</text:p>
      <text:p text:style-name="P2">2.Appreciation count</text:p>
      <text:p text:style-name="P2">3.Client appraciation count</text:p>
      <text:p text:style-name="P2">4.Best performer mark</text:p>
      <text:p text:style-name="P2">5.Behavour analysis mark</text:p>
      <text:p text:style-name="P2">6.No task given by Tls.</text:p>
      <text:p text:style-name="P2"/>
      <text:p text:style-name="P2">Negative factors:-</text:p>
      <text:p text:style-name="P2"/>
      <text:p text:style-name="P2">1.Task bug points </text:p>
      <text:p text:style-name="P2">2.Warning mail count</text:p>
      <text:p text:style-name="P2">3.Extra leave count</text:p>
      <text:p text:style-name="P2">4.Task exceed time</text:p>
      <text:p text:style-name="P2">5.Client reported bug.</text:p>
      <text:p text:style-name="P2"/>
      <text:p text:style-name="P2">Calculation: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7:42:28.025432694</meta:creation-date>
    <dc:date>2018-09-27T17:55:48.085559581</dc:date>
    <meta:editing-duration>PT11M4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46" meta:character-count="379" meta:non-whitespace-character-count="305"/>
  </office:meta>
</office:document-meta>
</file>